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none" draw:textarea-vertical-align="middle"/>
    </style:style>
    <style:style style:name="gr2" style:family="graphic" style:parent-style-name="standard">
      <style:graphic-properties svg:stroke-color="#000000" draw:fill-color="#dddddd" draw:textarea-horizontal-align="justify" draw:textarea-vertical-align="middle" draw:auto-grow-height="false" fo:min-height="1.134cm" fo:min-width="7.696cm"/>
    </style:style>
    <style:style style:name="gr3" style:family="graphic" style:parent-style-name="standard">
      <style:graphic-properties draw:stroke="none" svg:stroke-color="#000000" draw:fill="none" draw:fill-color="#ffffff" fo:min-height="0.894cm"/>
      <style:paragraph-properties style:writing-mode="lr-tb"/>
    </style:style>
    <style:style style:name="gr4" style:family="graphic" style:parent-style-name="standard">
      <style:graphic-properties svg:stroke-color="#000000" draw:fill-color="#dddddd" draw:textarea-horizontal-align="justify" draw:textarea-vertical-align="middle" draw:auto-grow-height="false" fo:min-height="0.039cm" fo:min-width="0cm"/>
    </style:style>
    <style:style style:name="gr5" style:family="graphic" style:parent-style-name="objectwithoutfill">
      <style:graphic-properties svg:stroke-color="#000000" draw:marker-end="Arrowheads_20_6" draw:marker-end-width="0.3cm" draw:fill="none" draw:textarea-vertical-align="middle"/>
    </style:style>
    <style:style style:name="gr6" style:family="graphic" style:parent-style-name="standard">
      <style:graphic-properties svg:stroke-color="#000000" draw:fill-color="#dddddd" draw:textarea-horizontal-align="justify" draw:textarea-vertical-align="middle" draw:auto-grow-height="false" fo:min-height="1.706cm" fo:min-width="3.592cm"/>
    </style:style>
    <style:style style:name="gr7" style:family="graphic" style:parent-style-name="standard">
      <style:graphic-properties draw:stroke="none" svg:stroke-color="#000000" draw:fill="none" draw:fill-color="#ffffff" fo:min-height="0.38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99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517cm"/>
      <style:paragraph-properties style:writing-mode="lr-tb"/>
    </style:style>
    <style:style style:name="gr10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11" style:family="graphic" style:parent-style-name="standard">
      <style:graphic-properties svg:stroke-color="#000000" draw:fill-color="#dddddd" draw:textarea-horizontal-align="justify" draw:textarea-vertical-align="middle" draw:auto-grow-height="false" fo:min-height="0.98cm" fo:min-width="1.595cm"/>
    </style:style>
    <style:style style:name="gr12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0pt" style:font-size-asian="8pt" style:font-size-complex="8pt"/>
    </style:style>
    <style:style style:name="P4" style:family="paragraph">
      <style:text-properties fo:font-size="8pt"/>
    </style:style>
    <style:style style:name="P5" style:family="paragraph">
      <loext:graphic-properties draw:fill="none" draw:fill-color="#ffffff"/>
      <style:paragraph-properties style:writing-mode="lr-tb"/>
      <style:text-properties fo:font-size="8pt" style:font-size-asian="6pt" style:font-size-complex="6pt"/>
    </style:style>
    <style:style style:name="P6" style:family="paragraph">
      <loext:graphic-properties draw:fill="none" draw:fill-color="#ffffff"/>
      <style:paragraph-properties style:writing-mode="lr-tb"/>
      <style:text-properties fo:font-size="6pt" style:font-size-asian="6pt" style:font-size-complex="6pt"/>
    </style:style>
    <style:style style:name="P7" style:family="paragraph">
      <style:text-properties fo:font-size="7pt"/>
    </style:style>
    <style:style style:name="P8" style:family="paragraph">
      <loext:graphic-properties draw:fill="none" draw:fill-color="#ffffff"/>
      <style:paragraph-properties style:writing-mode="lr-tb"/>
      <style:text-properties fo:font-size="7pt" style:font-size-asian="6pt" style:font-size-complex="6pt"/>
    </style:style>
    <style:style style:name="T1" style:family="text">
      <style:text-properties fo:font-size="10pt" style:font-size-asian="8pt" style:font-size-complex="8pt"/>
    </style:style>
    <style:style style:name="T2" style:family="text">
      <style:text-properties style:font-size-asian="6pt" style:font-size-complex="6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8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3.942cm" svg:y1="6.969cm" svg:x2="13.942cm" svg:y2="4.175cm">
          <text:p/>
        </draw:line>
        <draw:line draw:style-name="gr1" draw:text-style-name="P1" draw:layer="layout" svg:x1="10.842cm" svg:y1="7.032cm" svg:x2="10.842cm" svg:y2="5.127cm">
          <text:p/>
        </draw:line>
        <draw:custom-shape draw:style-name="gr2" draw:text-style-name="P2" draw:layer="layout" svg:width="8.196cm" svg:height="1.384cm" svg:x="1.409cm" svg:y="1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4.8cm" svg:height="1.144cm" svg:x="1.28cm" svg:y="1.682cm">
          <draw:text-box>
            <text:p><text:span text:style-name="T1">make_accou</text:span><text:span text:style-name="T1">nt: ...</text:span></text:p>
            <text:p><text:span text:style-name="T1">acc: ...</text:span></text:p>
          </draw:text-box>
        </draw:frame>
        <draw:custom-shape draw:style-name="gr4" draw:text-style-name="P2" draw:layer="layout" svg:width="0.409cm" svg:height="0.409cm" svg:x="1.529cm" svg:y="5.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409cm" svg:height="0.409cm" svg:x="1.939cm" svg:y="5.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.725cm" svg:y1="5.736cm" svg:x2="1.725cm" svg:y2="6.769cm">
          <text:p/>
        </draw:line>
        <draw:custom-shape draw:style-name="gr6" draw:text-style-name="P2" draw:layer="layout" svg:width="4.092cm" svg:height="1.956cm" svg:x="4.528cm" svg:y="3.8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5" draw:layer="layout" svg:width="1.002cm" svg:height="0.631cm" svg:x="3.708cm" svg:y="4.482cm">
          <draw:text-box>
            <text:p text:style-name="P4"><text:span text:style-name="T2">E1</text:span></text:p>
          </draw:text-box>
        </draw:frame>
        <draw:frame draw:style-name="gr8" draw:text-style-name="P6" draw:layer="layout" svg:width="2.222cm" svg:height="1.246cm" svg:x="0.9cm" svg:y="6.769cm">
          <draw:text-box>
            <text:p><text:span text:style-name="T3">Parameters: m</text:span></text:p>
            <text:p><text:span text:style-name="T3">Body: ...</text:span></text:p>
          </draw:text-box>
        </draw:frame>
        <draw:frame draw:style-name="gr9" draw:text-style-name="P5" draw:layer="layout" svg:width="2.822cm" svg:height="1.767cm" svg:x="4.528cm" svg:y="3.995cm">
          <draw:text-box>
            <text:p><text:span text:style-name="T4">balance: 30</text:span></text:p>
            <text:p><text:span text:style-name="T4">withdraw: ...</text:span></text:p>
            <text:p><text:span text:style-name="T4">deposit: ...</text:span></text:p>
            <text:p><text:span text:style-name="T4">dispatch: ...</text:span></text:p>
          </draw:text-box>
        </draw:frame>
        <draw:line draw:style-name="gr10" draw:text-style-name="P1" draw:layer="layout" svg:x1="5.805cm" svg:y1="3.807cm" svg:x2="5.805cm" svg:y2="2.987cm">
          <text:p/>
        </draw:line>
        <draw:custom-shape draw:style-name="gr11" draw:text-style-name="P2" draw:layer="layout" svg:width="2.095cm" svg:height="1.23cm" svg:x="3.917cm" svg:y="6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layout" svg:width="2.459cm" svg:height="0.631cm" svg:x="3.911cm" svg:y="8.101cm">
          <draw:text-box>
            <text:p text:style-name="P7"><text:span text:style-name="T2">Call to dispatch</text:span></text:p>
          </draw:text-box>
        </draw:frame>
        <draw:frame draw:style-name="gr7" draw:text-style-name="P5" draw:layer="layout" svg:width="2.459cm" svg:height="0.631cm" svg:x="3.963cm" svg:y="7.089cm">
          <draw:text-box>
            <text:p><text:span text:style-name="T4">m: deposit</text:span></text:p>
          </draw:text-box>
        </draw:frame>
        <draw:frame draw:style-name="gr12" draw:text-style-name="P5" draw:layer="layout" svg:width="0.96cm" svg:height="0.645cm" svg:x="3.215cm" svg:y="7.218cm">
          <draw:text-box>
            <text:p text:style-name="P4"><text:span text:style-name="T2">E2</text:span></text:p>
          </draw:text-box>
        </draw:frame>
        <draw:line draw:style-name="gr10" draw:text-style-name="P1" draw:layer="layout" svg:x1="1.952cm" svg:y1="2.587cm" svg:x2="1.952cm" svg:y2="5.445cm">
          <text:p/>
        </draw:line>
        <draw:line draw:style-name="gr10" draw:text-style-name="P1" draw:layer="layout" svg:x1="2.143cm" svg:y1="5.445cm" svg:x2="4.365cm" svg:y2="5.445cm">
          <text:p/>
        </draw:line>
        <draw:line draw:style-name="gr1" draw:text-style-name="P1" draw:layer="layout" svg:x1="2.143cm" svg:y1="5.762cm" svg:x2="2.143cm" svg:y2="5.445cm">
          <text:p/>
        </draw:line>
        <draw:custom-shape draw:style-name="gr11" draw:text-style-name="P2" draw:layer="layout" svg:width="2.095cm" svg:height="1.23cm" svg:x="6.918cm" svg:y="6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layout" svg:width="2.459cm" svg:height="0.631cm" svg:x="6.912cm" svg:y="8.101cm">
          <draw:text-box>
            <text:p text:style-name="P7"><text:span text:style-name="T2">Call to deposit</text:span></text:p>
          </draw:text-box>
        </draw:frame>
        <draw:frame draw:style-name="gr7" draw:text-style-name="P5" draw:layer="layout" svg:width="2.459cm" svg:height="0.631cm" svg:x="6.964cm" svg:y="7.089cm">
          <draw:text-box>
            <text:p><text:span text:style-name="T4">amount: 40</text:span></text:p>
          </draw:text-box>
        </draw:frame>
        <draw:frame draw:style-name="gr12" draw:text-style-name="P5" draw:layer="layout" svg:width="0.96cm" svg:height="0.645cm" svg:x="6.216cm" svg:y="7.218cm">
          <draw:text-box>
            <text:p text:style-name="P4"><text:span text:style-name="T2">E3</text:span></text:p>
          </draw:text-box>
        </draw:frame>
        <draw:custom-shape draw:style-name="gr11" draw:text-style-name="P2" draw:layer="layout" svg:width="2.095cm" svg:height="1.23cm" svg:x="9.818cm" svg:y="6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layout" svg:width="2.459cm" svg:height="0.631cm" svg:x="9.812cm" svg:y="8.101cm">
          <draw:text-box>
            <text:p text:style-name="P7"><text:span text:style-name="T2">Call to dispatch</text:span></text:p>
          </draw:text-box>
        </draw:frame>
        <draw:frame draw:style-name="gr7" draw:text-style-name="P5" draw:layer="layout" svg:width="2.459cm" svg:height="0.631cm" svg:x="9.864cm" svg:y="7.089cm">
          <draw:text-box>
            <text:p><text:span text:style-name="T4">m: withdraw</text:span></text:p>
          </draw:text-box>
        </draw:frame>
        <draw:frame draw:style-name="gr12" draw:text-style-name="P5" draw:layer="layout" svg:width="0.96cm" svg:height="0.645cm" svg:x="9.116cm" svg:y="7.218cm">
          <draw:text-box>
            <text:p text:style-name="P4"><text:span text:style-name="T2">E4</text:span></text:p>
          </draw:text-box>
        </draw:frame>
        <draw:custom-shape draw:style-name="gr11" draw:text-style-name="P2" draw:layer="layout" svg:width="2.095cm" svg:height="1.23cm" svg:x="12.819cm" svg:y="6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layout" svg:width="2.459cm" svg:height="0.631cm" svg:x="12.813cm" svg:y="8.101cm">
          <draw:text-box>
            <text:p text:style-name="P7"><text:span text:style-name="T2">Call to withdraw</text:span></text:p>
          </draw:text-box>
        </draw:frame>
        <draw:frame draw:style-name="gr7" draw:text-style-name="P5" draw:layer="layout" svg:width="2.459cm" svg:height="0.631cm" svg:x="12.865cm" svg:y="7.089cm">
          <draw:text-box>
            <text:p><text:span text:style-name="T4">amount: 60</text:span></text:p>
          </draw:text-box>
        </draw:frame>
        <draw:frame draw:style-name="gr12" draw:text-style-name="P5" draw:layer="layout" svg:width="0.96cm" svg:height="0.645cm" svg:x="12.117cm" svg:y="7.218cm">
          <draw:text-box>
            <text:p text:style-name="P4"><text:span text:style-name="T2">E5</text:span></text:p>
          </draw:text-box>
        </draw:frame>
        <draw:line draw:style-name="gr10" draw:text-style-name="P1" draw:layer="layout" svg:x1="5.01cm" svg:y1="6.9cm" svg:x2="5.01cm" svg:y2="5.762cm">
          <text:p/>
        </draw:line>
        <draw:line draw:style-name="gr10" draw:text-style-name="P1" draw:layer="layout" svg:x1="7.91cm" svg:y1="6.901cm" svg:x2="7.91cm" svg:y2="5.763cm">
          <text:p/>
        </draw:line>
        <draw:line draw:style-name="gr10" draw:text-style-name="P1" draw:layer="layout" svg:x1="10.842cm" svg:y1="5.127cm" svg:x2="8.686cm" svg:y2="5.111cm">
          <text:p/>
        </draw:line>
        <draw:line draw:style-name="gr10" draw:text-style-name="P1" draw:layer="layout" svg:x1="13.945cm" svg:y1="4.206cm" svg:x2="8.687cm" svg:y2="4.206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3T11:01:45.716307041</meta:creation-date>
    <dc:date>2023-12-28T14:22:55.599548520</dc:date>
    <meta:editing-duration>PT49M27S</meta:editing-duration>
    <meta:editing-cycles>10</meta:editing-cycles>
    <meta:generator>LibreOffice/7.4.7.2$Linux_X86_64 LibreOffice_project/40$Build-2</meta:generator>
    <meta:document-statistic meta:object-count="35"/>
  </office:meta>
</office:document-meta>
</file>